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 Visibilitet</text:p>
      <text:list xml:id="list1808585743560948873" text:style-name="L1">
        <text:list-item>
          <text:p text:style-name="P1">private(bara inom klassen) <text:tab/></text:p>
        </text:list-item>
        <text:list-item>
          <text:p text:style-name="P1">protected (klassen själv, och subklasser)</text:p>
        </text:list-item>
        <text:list-item>
          <text:p text:style-name="P1">public (alla inkl, genom instansen)</text:p>
        </text:list-item>
        <text:list-item>
          <text:p text:style-name="P1">internal (alla inom samma project/assembly)</text:p>
        </text:list-item>
        <text:list-item>
          <text:p text:style-name="P1">internal protected(jobbig)</text:p>
        </text:list-item>
      </text:list>
      <text:p text:style-name="Standard"/>
      <text:p text:style-name="Standard">* Sammanhang</text:p>
      <text:p text:style-name="Standard"><text:tab/>Vi ärver från tidigare skapta klasser istället för att vi behöver skapa våra egna bsklasser och <text:tab/>interfaces.</text:p>
      <text:p text:style-name="Standard"/>
      <text:p text:style-name="Standard">* Delegater (LINQ , EVENT)</text:p>
      <text:list xml:id="list7282324139375672747" text:style-name="L2">
        <text:list-header>
          <text:p text:style-name="P2">När används delegater? Främst till LINQ</text:p>
          <text:p text:style-name="P2"><text:s/>Vi behöver oftast inte skapa egna delegater, utan man anropar befintliga delegater.</text:p>
          <text:p text:style-name="P2">Linq (eller lambda) uttryck eller komplexa loopar och if-satster</text:p>
          <text:p text:style-name="P2">Linq – är en uppsättning av metoder som tar in delegater.</text:p>
          <text:p text:style-name="P2">Delegate – tar in en namngiven metod elelr anonym metod (lambda uttryck)</text:p>
        </text:list-header>
        <text:list-item>
          <text:p text:style-name="P2"/>
        </text:list-item>
        <text:list-item>
          <text:p text:style-name="P2">Kompileringsmodellen</text:p>
        </text:list-item>
      </text:list>
      <text:p text:style-name="Standard"/>
      <text:p text:style-name="Standard"><text:tab/>kompilera – gör om ett språk till ett annat</text:p>
      <text:list xml:id="list832192555105987934" text:style-name="L4">
        <text:list-item>
          <text:list>
            <text:list-item>
              <text:list>
                <text:list-item>
                  <text:p text:style-name="P3">C# / VB.NET /F# ….</text:p>
                </text:list-item>
                <text:list-item>
                  <text:p text:style-name="P3">kompilera steg 1. =&gt; IL – Intermediate Language (.exe / .dll) applikation eller bibliotek</text:p>
                </text:list-item>
                <text:list-item>
                  <text:p text:style-name="P3">Native-kod <text:s/>.COMPILED (osynliga under dotnet installationen, c/windows/dotnet.)</text:p>
                </text:list-item>
              </text:list>
            </text:list-item>
          </text:list>
        </text:list-item>
      </text:list>
      <text:p text:style-name="Standard"/>
      <text:p text:style-name="Standard">ILDAS – dekompilera från steg två till 1, alltså från IL till högnivåsrpåk.</text:p>
      <text:p text:style-name="Standard"/>
      <text:p text:style-name="Standard">* Runtime (CLR) common language runtime</text:p>
      <text:p text:style-name="Standard"><text:s/>platformsoberoende, JIT-kompilering</text:p>
      <text:p text:style-name="Standard"/>
      <text:p text:style-name="Standard"/>
      <text:p text:style-name="Standard"><text:s/>och garbage collection.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LINQ – Language Integrated Query</text:p>
      <text:p text:style-name="Standard"/>
      <text:p text:style-name="Standard">Om man jämför med excel ark</text:p>
      <text:p text:style-name="Standard">where =&gt; vilka rader vi vill ha ut, </text:p>
      <text:p text:style-name="Standard">select =&gt; vilka kolummer vi vill ha ut</text:p>
      <text:p text:style-name="Standard">Count = antalet (int)</text:p>
      <text:p text:style-name="Standard">¨</text:p>
      <text:p text:style-name="Standard">Exempeö på non-deffered methods. (ekekveras)</text:p>
      <text:p text:style-name="Standard">ToList()</text:p>
      <text:p text:style-name="Standard">ToArray()</text:p>
      <text:p text:style-name="Standard">Count()</text:p>
      <text:p text:style-name="Standard"/>
      <text:p text:style-name="Standard">exemplel på deffered methods (exekveras ej förään det behövs)</text:p>
      <text:p text:style-name="Standard">Where()</text:p>
      <text:p text:style-name="Standard">Select()</text:p>
      <text:p text:style-name="Standard"/>
      <text:p text:style-name="Standard">För att inte anropa text databas flera gågner med LINQ queries, använd ToArray() för att spara resutlatet till variabel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0T09:06:46.49</meta:creation-date>
    <meta:generator>OpenOffice/4.1.3$Win32 OpenOffice.org_project/413m1$Build-9783</meta:generator>
    <dc:date>2017-07-10T14:56:01.10</dc:date>
    <dc:creator>Niklas Johansson</dc:creator>
    <meta:editing-duration>PT5H49M5S</meta:editing-duration>
    <meta:editing-cycles>19</meta:editing-cycles>
    <meta:document-statistic meta:table-count="0" meta:image-count="0" meta:object-count="0" meta:page-count="2" meta:paragraph-count="37" meta:word-count="240" meta:character-count="1511"/>
  </office:meta>
</office:document-meta>
</file>